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OpenSymbol" svg:font-family="OpenSymbol" style:font-family-generic="swiss"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745cm" fo:margin-left="0.009cm" fo:margin-top="0cm" fo:margin-bottom="0cm" table:align="left" style:writing-mode="page"/>
    </style:style>
    <style:style style:name="Tableau1.A" style:family="table-column">
      <style:table-column-properties style:column-width="3.985cm"/>
    </style:style>
    <style:style style:name="Tableau1.B" style:family="table-column">
      <style:table-column-properties style:column-width="12.758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LO-normal" style:master-page-name="Standard">
      <style:paragraph-properties fo:margin-top="0cm" fo:margin-bottom="0cm" style:contextual-spacing="false" fo:line-height="100%" fo:text-align="center" style:justify-single-word="false" style:page-number="1"/>
    </style:style>
    <style:style style:name="P2" style:family="paragraph" style:parent-style-name="LO-normal">
      <style:paragraph-properties fo:margin-top="0cm" fo:margin-bottom="0cm" style:contextual-spacing="false" fo:line-height="100%" fo:text-align="center" style:justify-single-word="false"/>
      <style:text-properties fo:color="#000000" loext:opacity="100%" style:font-name="Arial" fo:font-size="18pt" fo:font-weight="bold" style:font-name-asian="Arial1" style:font-size-asian="18pt" style:font-weight-asian="bold" style:font-name-complex="Arial1" style:font-size-complex="18pt" style:font-weight-complex="bold"/>
    </style:style>
    <style:style style:name="P3" style:family="paragraph" style:parent-style-name="LO-normal">
      <style:paragraph-properties fo:margin-top="0cm" fo:margin-bottom="0cm" style:contextual-spacing="false" fo:line-height="100%"/>
    </style:style>
    <style:style style:name="P4" style:family="paragraph" style:parent-style-name="LO-normal">
      <style:paragraph-properties fo:line-height="100%"/>
    </style:style>
    <style:style style:name="P5" style:family="paragraph" style:parent-style-name="Standard">
      <style:paragraph-properties fo:text-align="justify" style:justify-single-word="false"/>
    </style:style>
    <style:style style:name="P6" style:family="paragraph" style:parent-style-name="LO-normal">
      <style:paragraph-properties fo:margin-top="0cm" fo:margin-bottom="0cm" style:contextual-spacing="false" fo:line-height="100%" fo:text-align="justify" style:justify-single-word="false"/>
    </style:style>
    <style:style style:name="P7" style:family="paragraph" style:parent-style-name="LO-normal">
      <style:paragraph-properties fo:line-height="100%"/>
      <style:text-properties style:font-name="Arial" fo:font-size="9pt" fo:font-weight="bold" style:font-name-asian="Arial1" style:font-size-asian="9pt" style:font-weight-asian="bold" style:font-name-complex="Arial1" style:font-size-complex="9pt" style:font-weight-complex="bold"/>
    </style:style>
    <style:style style:name="P8" style:family="paragraph" style:parent-style-name="Normal0">
      <style:paragraph-properties fo:margin-top="0cm" fo:margin-bottom="0cm" style:contextual-spacing="false" fo:line-height="100%"/>
    </style:style>
    <style:style style:name="P9" style:family="paragraph" style:parent-style-name="LO-normal">
      <style:paragraph-properties fo:margin-top="0.423cm" fo:margin-bottom="0cm" style:contextual-spacing="false" fo:keep-together="always" fo:keep-with-next="always"/>
    </style:style>
    <style:style style:name="P10" style:family="paragraph" style:parent-style-name="LO-normal" style:list-style-name="WWNum8"/>
    <style:style style:name="P11" style:family="paragraph" style:parent-style-name="LO-normal" style:list-style-name="WWNum8">
      <style:paragraph-properties fo:margin-top="0cm" fo:margin-bottom="0cm" style:contextual-spacing="false" fo:line-height="100%"/>
    </style:style>
    <style:style style:name="P12" style:family="paragraph" style:parent-style-name="LO-normal">
      <style:paragraph-properties fo:margin-left="5.08cm" fo:margin-top="0cm" fo:margin-bottom="0cm" style:contextual-spacing="false" fo:line-height="100%"/>
      <style:text-properties style:font-name="Arial" fo:font-size="14pt" style:font-name-asian="Arial1" style:font-size-asian="14pt" style:font-name-complex="Arial1" style:font-size-complex="14pt"/>
    </style:style>
    <style:style style:name="P13" style:family="paragraph" style:parent-style-name="LO-normal" style:list-style-name="WWNum8">
      <style:paragraph-properties fo:margin-left="1.281cm" fo:text-indent="-0.63cm" style:auto-text-indent="false"/>
    </style:style>
    <style:style style:name="P14" style:family="paragraph" style:parent-style-name="LO-normal" style:list-style-name="WWNum9">
      <style:paragraph-properties fo:margin-top="0cm" fo:margin-bottom="0cm" style:contextual-spacing="false" fo:line-height="115%" fo:padding="0cm" fo:border="none" style:shadow="none" style:join-border="false"/>
    </style:style>
    <style:style style:name="P15" style:family="paragraph" style:parent-style-name="LO-normal" style:list-style-name="WWNum9">
      <style:paragraph-properties fo:margin-top="0cm" fo:margin-bottom="0.247cm" style:contextual-spacing="false" fo:line-height="115%" fo:padding="0cm" fo:border="none" style:shadow="none" style:join-border="false"/>
    </style:style>
    <style:style style:name="P16" style:family="paragraph" style:parent-style-name="LO-normal">
      <style:paragraph-properties fo:margin-top="0.423cm" fo:margin-bottom="0cm" style:contextual-spacing="false"/>
    </style:style>
    <style:style style:name="P17" style:family="paragraph" style:parent-style-name="LO-normal" style:list-style-name="WWNum6">
      <style:paragraph-properties fo:margin-top="0cm" fo:margin-bottom="0cm" style:contextual-spacing="false" fo:line-height="115%"/>
    </style:style>
    <style:style style:name="P18" style:family="paragraph" style:parent-style-name="LO-normal" style:list-style-name="WWNum6">
      <style:paragraph-properties fo:line-height="115%"/>
    </style:style>
    <style:style style:name="P19" style:family="paragraph" style:parent-style-name="LO-normal" style:list-style-name="WWNum7">
      <style:paragraph-properties fo:margin-top="0cm" fo:margin-bottom="0.423cm" style:contextual-spacing="false"/>
    </style:style>
    <style:style style:name="P20" style:family="paragraph" style:parent-style-name="LO-normal">
      <style:paragraph-properties fo:margin-left="3.175cm" fo:margin-top="0cm" fo:margin-bottom="0cm" style:contextual-spacing="false" fo:line-height="100%" fo:text-indent="-0.635cm" style:auto-text-indent="false"/>
    </style:style>
    <style:style style:name="P21" style:family="paragraph" style:parent-style-name="LO-normal" style:list-style-name="WWNum3">
      <style:paragraph-properties fo:margin-top="0cm" fo:margin-bottom="0cm" style:contextual-spacing="false" fo:line-height="115%"/>
    </style:style>
    <style:style style:name="P22" style:family="paragraph" style:parent-style-name="LO-normal">
      <style:text-properties style:font-name="Arial" fo:font-size="14pt" style:font-name-asian="Arial1" style:font-size-asian="14pt" style:font-name-complex="Arial1" style:font-size-complex="14pt"/>
    </style:style>
    <style:style style:name="P23" style:family="paragraph" style:parent-style-name="LO-normal" style:list-style-name="WWNum3">
      <style:paragraph-properties fo:line-height="115%"/>
    </style:style>
    <style:style style:name="P24" style:family="paragraph" style:parent-style-name="LO-normal" style:list-style-name="WWNum4">
      <style:paragraph-properties fo:margin-top="0cm" fo:margin-bottom="0cm" style:contextual-spacing="false" fo:line-height="115%"/>
    </style:style>
    <style:style style:name="P25" style:family="paragraph" style:parent-style-name="LO-normal" style:list-style-name="WWNum4">
      <style:paragraph-properties fo:line-height="115%"/>
    </style:style>
    <style:style style:name="P26" style:family="paragraph" style:parent-style-name="LO-normal" style:list-style-name="WWNum10">
      <style:paragraph-properties fo:margin-top="0cm" fo:margin-bottom="0.247cm" style:contextual-spacing="false" fo:line-height="115%" fo:padding="0cm" fo:border="none" style:shadow="none" style:join-border="false"/>
    </style:style>
    <style:style style:name="P27" style:family="paragraph" style:parent-style-name="LO-normal">
      <style:paragraph-properties fo:margin-top="0cm" fo:margin-bottom="0.247cm" style:contextual-spacing="false" fo:line-height="115%" fo:padding="0cm" fo:border="none" style:shadow="none" style:join-border="false"/>
    </style:style>
    <style:style style:name="P28" style:family="paragraph" style:parent-style-name="LO-normal" style:list-style-name="WWNum2">
      <style:paragraph-properties fo:margin-top="0cm" fo:margin-bottom="0.247cm" style:contextual-spacing="false" fo:line-height="115%" fo:padding="0cm" fo:border="none" style:shadow="none" style:join-border="false"/>
    </style:style>
    <style:style style:name="P29" style:family="paragraph" style:parent-style-name="LO-normal" style:list-style-name="WWNum2">
      <style:paragraph-properties fo:margin-top="0cm" fo:margin-bottom="0.247cm" style:contextual-spacing="false" fo:line-height="115%" fo:padding="0cm" fo:border="none" style:shadow="none" style:join-border="false"/>
      <style:text-properties fo:color="#000000" loext:opacity="100%" style:font-name="Arial" fo:font-size="14pt" style:font-name-asian="Arial1" style:font-size-asian="14pt" style:font-name-complex="Arial1" style:font-size-complex="14pt">
        <loext:char-complex-color loext:theme-type="dark1" loext:color-type="theme"/>
      </style:text-properties>
    </style:style>
    <style:style style:name="T1" style:family="text">
      <style:text-properties fo:color="#000000" loext:opacity="100%" style:font-name="Arial" fo:font-size="18pt" fo:font-weight="bold" style:font-name-asian="Arial1" style:font-size-asian="18pt" style:font-weight-asian="bold" style:font-name-complex="Arial1" style:font-size-complex="18pt" style:font-weight-complex="bold">
        <loext:char-complex-color loext:theme-type="dark1" loext:color-type="theme"/>
      </style:text-properties>
    </style:style>
    <style:style style:name="T2" style:family="text">
      <style:text-properties fo:color="#000000" loext:opacity="100%" style:font-name="Arial" fo:font-size="18pt" fo:font-weight="bold" style:font-name-asian="Arial1" style:font-size-asian="18pt" style:font-weight-asian="bold" style:font-name-complex="Arial1" style:font-size-complex="18pt" style:font-weight-complex="bold"/>
    </style:style>
    <style:style style:name="T3" style:family="text">
      <style:text-properties fo:color="#000000" loext:opacity="100%" style:font-name="Arial" fo:font-size="14pt" fo:font-weight="bold" style:font-name-asian="Arial1" style:font-size-asian="14pt" style:font-weight-asian="bold" style:font-name-complex="Arial1" style:font-size-complex="14pt" style:font-weight-complex="bold">
        <loext:char-complex-color loext:theme-type="dark1" loext:color-type="theme"/>
      </style:text-properties>
    </style:style>
    <style:style style:name="T4" style:family="text">
      <style:text-properties style:font-name="Arial" fo:font-size="14pt" fo:font-weight="bold" style:font-name-asian="Arial1" style:font-size-asian="14pt" style:font-weight-asian="bold" style:font-name-complex="Arial1" style:font-size-complex="14pt" style:font-weight-complex="bold"/>
    </style:style>
    <style:style style:name="T5" style:family="text">
      <style:text-properties style:font-name="Arial" fo:font-size="9pt" fo:font-weight="bold" style:font-name-asian="Arial1" style:font-size-asian="9pt" style:font-weight-asian="bold" style:font-name-complex="Arial1" style:font-size-complex="9pt" style:font-weight-complex="bold"/>
    </style:style>
    <style:style style:name="T6" style:family="text">
      <style:text-properties style:font-name="Arial" fo:font-size="10pt" style:font-name-asian="Arial1" style:font-size-asian="10pt" style:font-name-complex="Arial1" style:font-size-complex="10pt"/>
    </style:style>
    <style:style style:name="T7" style:family="text">
      <style:text-properties style:font-name="Arial" fo:font-size="14pt" style:font-name-asian="Arial1" style:font-size-asian="14pt" style:font-name-complex="Arial1" style:font-size-complex="14pt"/>
    </style:style>
    <style:style style:name="T8" style:family="text">
      <style:text-properties fo:color="#000000" loext:opacity="100%" style:font-name="Arial" fo:font-size="14pt" style:font-name-asian="Arial1" style:font-size-asian="14pt" style:font-name-complex="Arial1" style:font-size-complex="14pt">
        <loext:char-complex-color loext:theme-type="dark1" loext:color-type="theme"/>
      </style:text-properties>
    </style:style>
    <style:style style:name="T9" style:family="text">
      <style:text-properties fo:color="#000000" loext:opacity="100%" style:font-name="Arial" fo:font-size="14pt" officeooo:rsid="001690f4" style:font-name-asian="Arial1" style:font-size-asian="14pt" style:font-name-complex="Arial1" style:font-size-complex="14pt">
        <loext:char-complex-color loext:theme-type="dark1" loext:color-type="theme"/>
      </style:text-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heading=h.gjdgxs"/><text:span text:style-name="T1">Atelier de professionnalisation</text:span><text:line-break/><text:span text:style-name="T1">d’évolution d’un site Web</text:span></text:p>
      <text:p text:style-name="P2" loext:marker-style-name="T2"/>
      <text:p text:style-name="P3" loext:marker-style-name="T3"><text:span text:style-name="T3">Mission </text:span><text:span text:style-name="T4">3</text:span><text:span text:style-name="T3"> – Ajout d’une page au site SIOVHB</text:span></text:p>
      <table:table table:name="Tableau1" table:style-name="Tableau1">
        <table:table-column table:style-name="Tableau1.A"/>
        <table:table-column table:style-name="Tableau1.B"/>
        <table:table-row table:style-name="Tableau1.1">
          <table:table-cell table:style-name="Tableau1.A1" office:value-type="string">
            <text:p text:style-name="P3" loext:marker-style-name="T5"><text:span text:style-name="T5">Intitulé long</text:span><text:span text:style-name="T5"/></text:p>
          </table:table-cell>
          <table:table-cell table:style-name="Tableau1.A1" office:value-type="string">
            <text:p text:style-name="P3" loext:marker-style-name="T6"><text:span text:style-name="T6">Atelier de professionnalisation d’évolution d’un site Web</text:span><text:span text:style-name="T6"/></text:p>
          </table:table-cell>
        </table:table-row>
        <table:table-row table:style-name="Tableau1.1">
          <table:table-cell table:style-name="Tableau1.A1" office:value-type="string">
            <text:p text:style-name="P4" loext:marker-style-name="T5"><text:span text:style-name="T5">Matière(s)</text:span><text:span text:style-name="T5"/></text:p>
          </table:table-cell>
          <table:table-cell table:style-name="Tableau1.A1" office:value-type="string">
            <text:p text:style-name="P5" loext:marker-style-name="T6"><text:span text:style-name="T6">Bloc 1 - Support et mise à disposition de services informatiques</text:span><text:span text:style-name="T6"/></text:p>
          </table:table-cell>
        </table:table-row>
        <table:table-row table:style-name="Tableau1.1">
          <table:table-cell table:style-name="Tableau1.A1" office:value-type="string">
            <text:p text:style-name="P3" loext:marker-style-name="T5"><text:span text:style-name="T5">Présentation</text:span><text:span text:style-name="T5"/></text:p>
          </table:table-cell>
          <table:table-cell table:style-name="Tableau1.A1" office:value-type="string">
            <text:p text:style-name="P6" loext:marker-style-name="T6"><text:span text:style-name="T6">L'objectif de la mission 3 est de mobiliser les enseignements des missions 1 et 2 dans le but de rédiger des pages supplémentaires au site SIOVHB.</text:span><text:span text:style-name="T6"/></text:p>
          </table:table-cell>
        </table:table-row>
        <table:table-row table:style-name="Tableau1.1">
          <table:table-cell table:style-name="Tableau1.A1" office:value-type="string">
            <text:p text:style-name="P4" loext:marker-style-name="T5"><text:span text:style-name="T5">Savoirs</text:span><text:span text:style-name="T5"/></text:p>
          </table:table-cell>
          <table:table-cell table:style-name="Tableau1.A1" office:value-type="string">
            <text:p text:style-name="P3" loext:marker-style-name="T6"><text:span text:style-name="T6">Langages du web : langage à balises HTML, de mise forme CSS, notion d'URL, de client et de serveur HTTP</text:span><text:span text:style-name="T6"/></text:p>
            <text:p text:style-name="P4" loext:marker-style-name="T6"><text:span text:style-name="T6">Méthodes : inspection du document sur le navigateur, validation des pages et feuille de styles auprès du W3C pour le suivi des standards HTML / CSS</text:span><text:span text:style-name="T6"/></text:p>
          </table:table-cell>
        </table:table-row>
        <table:table-row table:style-name="Tableau1.1">
          <table:table-cell table:style-name="Tableau1.A1" office:value-type="string">
            <text:p text:style-name="P3" loext:marker-style-name="T5"><text:span text:style-name="T5">Compétences visées</text:span><text:span text:style-name="T5"/></text:p>
            <text:p text:style-name="P7" loext:marker-style-name="T5"/>
          </table:table-cell>
          <table:table-cell table:style-name="Tableau1.A1" office:value-type="string">
            <text:p text:style-name="P3" loext:marker-style-name="T6"><text:span text:style-name="T6">B1.2 Répondre aux incidents et aux demandes d'assistance et d'évolution </text:span><text:span text:style-name="T6"/></text:p>
            <text:p text:style-name="P4" loext:marker-style-name="T6"><text:span text:style-name="T6">B1.3 Développer la présence en ligne de l'organisation</text:span><text:span text:style-name="T6"/></text:p>
          </table:table-cell>
        </table:table-row>
        <table:table-row table:style-name="Tableau1.1">
          <table:table-cell table:style-name="Tableau1.A1" office:value-type="string">
            <text:p text:style-name="P3" loext:marker-style-name="T5"><text:span text:style-name="T5">Pré-requis</text:span><text:span text:style-name="T5"/></text:p>
          </table:table-cell>
          <table:table-cell table:style-name="Tableau1.A1" office:value-type="string">
            <text:p text:style-name="P3" loext:marker-style-name="T6"><text:span text:style-name="T6">HTML et CSS</text:span><text:span text:style-name="T6"/></text:p>
          </table:table-cell>
        </table:table-row>
        <table:table-row table:style-name="Tableau1.1">
          <table:table-cell table:style-name="Tableau1.A1" office:value-type="string">
            <text:p text:style-name="P3" loext:marker-style-name="T5"><text:span text:style-name="T5">Outils</text:span><text:span text:style-name="T5"/></text:p>
          </table:table-cell>
          <table:table-cell table:style-name="Tableau1.A1" office:value-type="string">
            <text:p text:style-name="P3" loext:marker-style-name="T6"><text:span text:style-name="T6">Navigateur, outil de développement Visual Studio Code, serveur web en environnement local</text:span><text:span text:style-name="T6"/></text:p>
          </table:table-cell>
        </table:table-row>
        <table:table-row table:style-name="Tableau1.1">
          <table:table-cell table:style-name="Tableau1.A1" office:value-type="string">
            <text:p text:style-name="P3" loext:marker-style-name="T5"><text:span text:style-name="T5">Productions attendues</text:span><text:span text:style-name="T5"/></text:p>
          </table:table-cell>
          <table:table-cell table:style-name="Tableau1.A1" office:value-type="string">
            <text:p text:style-name="P8" loext:marker-style-name="T6"><text:span text:style-name="T6">Site web mis à disposition sous forme d'un fichier archive siteSIOVHB_M3.zip intégrant la page HTML correspondant au sujet demandé et éventuellement la feuille de style améliorée.</text:span><text:span text:style-name="T6"/></text:p>
            <text:p text:style-name="P3" loext:marker-style-name="T6"><text:span text:style-name="T6">Fichiers à déposer sur le devoir moodle AP1-1-DevSiteSIOVHB</text:span><text:span text:style-name="T6"/></text:p>
          </table:table-cell>
        </table:table-row>
      </table:table>
      <text:p text:style-name="P9" loext:marker-style-name="T4"><text:span text:style-name="T4">Consignes communes à respecter</text:span><text:span text:style-name="T4"/></text:p>
      <text:list text:style-name="WWNum8">
        <text:list-item>
          <text:p text:style-name="P10" loext:marker-style-name="T7"><text:span text:style-name="T8">Chaque page comportera au moins </text:span><text:span text:style-name="T7">6</text:span><text:span text:style-name="T8"> éléments HTML parmi les suivants :</text:span></text:p>
          <text:list>
            <text:list-item>
              <text:list>
                <text:list-item>
                  <text:list>
                    <text:list-item>
                      <text:p text:style-name="P11" loext:marker-style-name="T7"><text:span text:style-name="T8">abréviations,</text:span><text:span text:style-name="T8"/></text:p>
                    </text:list-item>
                    <text:list-item>
                      <text:p text:style-name="P11" loext:marker-style-name="T7"><text:span text:style-name="T8">images,</text:span><text:span text:style-name="T8"/></text:p>
                    </text:list-item>
                    <text:list-item>
                      <text:p text:style-name="P11" loext:marker-style-name="T7"><text:span text:style-name="T8">infobulles,</text:span><text:span text:style-name="T8"/></text:p>
                    </text:list-item>
                    <text:list-item>
                      <text:p text:style-name="P11" loext:marker-style-name="T7"><text:span text:style-name="T8">liens,</text:span><text:span text:style-name="T8"/></text:p>
                    </text:list-item>
                    <text:list-item>
                      <text:p text:style-name="P11" loext:marker-style-name="T7"><text:span text:style-name="T8">listes,</text:span><text:span text:style-name="T8"/></text:p>
                    </text:list-item>
                    <text:list-item>
                      <text:p text:style-name="P11" loext:marker-style-name="T7"><text:span text:style-name="T8">éléments importants (strong),</text:span><text:span text:style-name="T8"/></text:p>
                    </text:list-item>
                    <text:list-item>
                      <text:p text:style-name="P11" loext:marker-style-name="T7"><text:span text:style-name="T8">tableaux,</text:span><text:span text:style-name="T8"/></text:p>
                    </text:list-item>
                    <text:list-item>
                      <text:p text:style-name="P11" loext:marker-style-name="T7"><text:span text:style-name="T8">titres,</text:span><text:span text:style-name="T8"/></text:p>
                    </text:list-item>
                    <text:list-item>
                      <text:p text:style-name="P11" loext:marker-style-name="T7"><text:span text:style-name="T8">vidéo.</text:span><text:span text:style-name="T8"/></text:p>
                    </text:list-item>
                  </text:list>
                </text:list-item>
              </text:list>
            </text:list-item>
          </text:list>
        </text:list-item>
      </text:list>
      <text:p text:style-name="P12" loext:marker-style-name="T7"/>
      <text:list text:continue-numbering="true" text:style-name="WWNum8">
        <text:list-item>
          <text:p text:style-name="P10" loext:marker-style-name="T7"><text:a xlink:type="simple" xlink:href="http://localhost/sio1/votreNom" text:style-name="ListLabel_20_91" text:visited-style-name="ListLabel_20_91"><text:span text:style-name="T8">L</text:span></text:a><text:span text:style-name="T8">a feuille de style fournie est imposée, les seules modifications possibles seront des ajouts concernant les images et les schémas. Néanmoins le style peut suffire tel quel.</text:span></text:p>
        </text:list-item>
        <text:list-item>
          <text:p text:style-name="P10" loext:marker-style-name="T7"><text:span text:style-name="T7">Chaque image possédera une description alternative et un texte apparaissant en infobulle lors du survol par la souris. Chaque acronyme sera détaillé dans une infobulle.</text:span><text:span text:style-name="T7"/></text:p>
        </text:list-item>
        <text:list-item>
          <text:p text:style-name="P10" loext:marker-style-name="T7"><text:span text:style-name="T8">Respecter le rendu graphique de la page d’accueil.</text:span><text:span text:style-name="T8"/></text:p>
        </text:list-item>
        <text:list-item>
          <text:p text:style-name="P13" loext:marker-style-name="T8"><text:span text:style-name="T8">Chaque page ajoutée devra figurer au sommaire (lien).</text:span><text:span text:style-name="T8"/></text:p>
        </text:list-item>
        <text:list-item>
          <text:p text:style-name="P13" loext:marker-style-name="T8"><text:span text:style-name="T8">Chaque </text:span><text:span text:style-name="T9">groupe</text:span><text:span text:style-name="T8"> prend en charge un sujet (une page).</text:span></text:p>
        </text:list-item>
      </text:list>
      <text:p text:style-name="P9" loext:marker-style-name="T4"><text:soft-page-break/><text:span text:style-name="T4">Sujet 1 – Fiches métier *</text:span><text:span text:style-name="T4"/></text:p>
      <text:list text:style-name="WWNum9">
        <text:list-item>
          <text:p text:style-name="P14" loext:marker-style-name="T8"><text:span text:style-name="T8">Le site de l’ONISEP fournit des informations et un exemple de ce qui est attendu dans une fiche résumant un métier.</text:span><text:span text:style-name="T8"/></text:p>
        </text:list-item>
        <text:list-item>
          <text:p text:style-name="P15" loext:marker-style-name="T8"><text:span text:style-name="T8">Choisir trois métiers à décrire : un spécialisé en développement, un spécialisé en réseau et systèmes, et un spécialisé en sécurité.</text:span><text:span text:style-name="T8"/></text:p>
        </text:list-item>
        <text:list-item>
          <text:p text:style-name="P15" loext:marker-style-name="T8"><text:span text:style-name="T8">Faire apparaître :</text:span><text:span text:style-name="T8"/></text:p>
          <text:list>
            <text:list-item>
              <text:p text:style-name="P15" loext:marker-style-name="T8"><text:span text:style-name="T8">intitulé du métier,</text:span><text:span text:style-name="T8"/></text:p>
            </text:list-item>
            <text:list-item>
              <text:p text:style-name="P15" loext:marker-style-name="T8"><text:span text:style-name="T8">brève description,</text:span><text:span text:style-name="T8"/></text:p>
            </text:list-item>
            <text:list-item>
              <text:p text:style-name="P15" loext:marker-style-name="T8"><text:span text:style-name="T8">principales missions,</text:span><text:span text:style-name="T8"/></text:p>
            </text:list-item>
            <text:list-item>
              <text:p text:style-name="P15" loext:marker-style-name="T8"><text:span text:style-name="T8">qualités attendues,</text:span><text:span text:style-name="T8"/></text:p>
            </text:list-item>
            <text:list-item>
              <text:p text:style-name="P15" loext:marker-style-name="T8"><text:span text:style-name="T8">lien vers une interview vidéo et textuelle (ou à défaut, le script de l’interview vidéo),</text:span><text:span text:style-name="T8"/></text:p>
            </text:list-item>
          </text:list>
        </text:list-item>
        <text:list-item>
          <text:p text:style-name="P15" loext:marker-style-name="T8"><text:span text:style-name="T8">Trouver plusieurs sources pour </text:span><text:span text:style-name="T7">enrichir </text:span><text:span text:style-name="T8">l’information regroupée. Les sources utilisées seront mentionnées dans la page.</text:span></text:p>
        </text:list-item>
      </text:list>
      <text:p text:style-name="P16" loext:marker-style-name="T4"><text:span text:style-name="T4">Sujet 2 – Description des compétences attendues au BTS *</text:span><text:span text:style-name="T4"/></text:p>
      <text:list text:style-name="WWNum6">
        <text:list-item>
          <text:p text:style-name="P17" loext:marker-style-name="T7"><text:span text:style-name="T7">La page refbtssio.html est à améliorer, mais il n’y a pas de création de nouvelle page. Le tableau existant tient lieu de sommaire. Faire de chaque ligne Bloc de compétences (B1, B2, B3) un lien interne vers une ancre située plus bas dans la page.</text:span><text:span text:style-name="T7"/></text:p>
        </text:list-item>
        <text:list-item>
          <text:p text:style-name="P17" loext:marker-style-name="T7"><text:span text:style-name="T7">Trouver le référentiel du BTS SIO.</text:span><text:span text:style-name="T7"/></text:p>
        </text:list-item>
        <text:list-item>
          <text:p text:style-name="P17" loext:marker-style-name="T7"><text:span text:style-name="T7">Associer à chaque bloc de compétences une image représentant l’idée du bloc. Sous cette image, décrire le bloc de compétences sous forme de tableau de compétences. Les ancres vers lesquelles pointent les liens du sommaire seront situées sur les images.</text:span><text:span text:style-name="T7"/></text:p>
        </text:list-item>
        <text:list-item>
          <text:p text:style-name="P18" loext:marker-style-name="T7"><text:span text:style-name="T7">A la fin de chaque bloc, un lien vers le haut de la page / tableau général des blocs de compétences.</text:span><text:span text:style-name="T7"/></text:p>
        </text:list-item>
      </text:list>
      <text:p text:style-name="P16" loext:marker-style-name="T4"><text:span text:style-name="T4">Sujet 3 – Evénements de la section au cours de l'année *</text:span><text:span text:style-name="T4"/></text:p>
      <text:list text:style-name="WWNum7">
        <text:list-item>
          <text:p text:style-name="P19" loext:marker-style-name="T7"><text:span text:style-name="T7">La section STS-SIO voit se dérouler plusieurs événements dans l'année scolaire :</text:span><text:span text:style-name="T7"/></text:p>
        </text:list-item>
      </text:list>
      <text:p text:style-name="P20" loext:marker-style-name="T7"><text:span text:style-name="T7">o <text:s text:c="2"/>Visite au musée des transmissions de la ville de Cesson</text:span><text:span text:style-name="T7"/></text:p>
      <text:p text:style-name="P20" loext:marker-style-name="T7"><text:span text:style-name="T7">o <text:s text:c="2"/>Venue d'anciens étudiants de la section STS-SIO</text:span><text:span text:style-name="T7"/></text:p>
      <text:p text:style-name="P20" loext:marker-style-name="T7"><text:span text:style-name="T7">o <text:s text:c="2"/>Venue de l'ESN Experis, ex-Proservia</text:span><text:span text:style-name="T7"/></text:p>
      <text:p text:style-name="P20" loext:marker-style-name="T7"><text:span text:style-name="T7">o <text:s text:c="2"/>Portes ouvertes de la section STS-SIO</text:span><text:span text:style-name="T7"/></text:p>
      <text:p text:style-name="P20" loext:marker-style-name="T7"><text:span text:style-name="T7">o <text:s text:c="2"/>Forum d'établissements du supérieur pour la poursuite d'études </text:span><text:span text:style-name="T7"/></text:p>
      <text:p text:style-name="P20" loext:marker-style-name="T7"><text:span text:style-name="T7">o <text:s text:c="2"/>Remise des diplômes de BTS</text:span><text:span text:style-name="T7"/></text:p>
      <text:list text:style-name="WWNum3">
        <text:list-item>
          <text:p text:style-name="P21" loext:marker-style-name="T7"><text:soft-page-break/><text:span text:style-name="T7">Fournir une liste des événements en début de page avec un lien vers un tableau descriptif de chaque événement.</text:span><text:span text:style-name="T7"/></text:p>
        </text:list-item>
        <text:list-item>
          <text:p text:style-name="P21" loext:marker-style-name="T7"><text:span text:style-name="T7">Ce tableau descriptif comportera une description, fera ressortir l'objectif principal de l'événement. Y seront également associés des photos, témoignages, période de l'année scolaire où a lieu l'événement, des liens en référence à l'événement. Le compte twitter siovhb et le site du lycée constituent de bonnes sources d'informations.</text:span><text:span text:style-name="T7"/></text:p>
        </text:list-item>
      </text:list>
      <text:p text:style-name="P22" loext:marker-style-name="T7"/>
      <text:p text:style-name="P16" loext:marker-style-name="T4"><text:span text:style-name="T4">Sujet 4 – Les stages en cours de BTS *</text:span><text:span text:style-name="T4"/></text:p>
      <text:list text:continue-numbering="true" text:style-name="WWNum3">
        <text:list-item>
          <text:p text:style-name="P21" loext:marker-style-name="T7"><text:span text:style-name="T7">Parcourir la base histostages sur le site </text:span><text:a xlink:type="simple" xlink:href="https://stages.siovhb.lycee-basch.fr/" text:style-name="Internet_20_link" text:visited-style-name="Visited_20_Internet_20_Link"><text:span text:style-name="Internet_20_link"><text:span text:style-name="T7">https://stages.siovhb.lycee-basch.fr/</text:span></text:span></text:a><text:span text:style-name="T7"> noter les principales organisations hors lycées ayant accueilli des stagiaires et noter les exemples de stages réalisés.</text:span></text:p>
        </text:list-item>
        <text:list-item>
          <text:p text:style-name="P21" loext:marker-style-name="T7"><text:span text:style-name="T7">Rédiger une partie de votre page présentant un échantillon représentatif des stages réalisés (listes)</text:span><text:span text:style-name="T7"/></text:p>
        </text:list-item>
        <text:list-item>
          <text:p text:style-name="P21" loext:marker-style-name="T7"><text:span text:style-name="T7">Présenter les entreprises qui ont accueilli le plus de stagiaires, présenter les missions qui ont pu y être réalisées (deux niveaux de listes).</text:span><text:span text:style-name="T7"/></text:p>
        </text:list-item>
        <text:list-item>
          <text:p text:style-name="P21" loext:marker-style-name="T7"><text:span text:style-name="T7">Trouver des témoignages de stagiaires, écrits ou vidéo. Insérer des liens vers ces témoignages après une rapide description.</text:span><text:span text:style-name="T7"/></text:p>
        </text:list-item>
        <text:list-item>
          <text:p text:style-name="P23" loext:marker-style-name="T7"><text:span text:style-name="T7">Proposer des liens vers des sites regroupant des offres de stages.</text:span><text:span text:style-name="T7"/></text:p>
        </text:list-item>
      </text:list>
      <text:p text:style-name="P16" loext:marker-style-name="T4"><text:span text:style-name="T4">Sujet 5 – L’examen du BTS **/***</text:span><text:span text:style-name="T4"/></text:p>
      <text:list text:style-name="WWNum4">
        <text:list-item>
          <text:p text:style-name="P24" loext:marker-style-name="T7"><text:span text:style-name="T7">Rechercher les modalités d’épreuves (référentiel, ...)</text:span><text:span text:style-name="T7"/></text:p>
        </text:list-item>
        <text:list-item>
          <text:p text:style-name="P24" loext:marker-style-name="T7"><text:span text:style-name="T7">Si possible, trouver une infographie (**) comparant l’importance des contrôles en cours de formation et des épreuves ponctuelles (diagramme circulaire du nombre de points par exemple). Si possible, avoir le détail de chaque épreuve.</text:span><text:span text:style-name="T7"/></text:p>
        </text:list-item>
        <text:list-item>
          <text:p text:style-name="P24" loext:marker-style-name="T7"><text:span text:style-name="T7">Sinon, (***) réaliser un tableau centré à une seule colonne dont la hauteur des lignes est proportionnelle au coefficient de l’épreuve. Les cellules des contrôles en cours de formation auront des couleurs de ton bleu (une couleur par cellule), les cellules des épreuves ponctuelles auront des couleurs de ton beige / ocre.</text:span><text:span text:style-name="T7"/></text:p>
        </text:list-item>
        <text:list-item>
          <text:p text:style-name="P24" loext:marker-style-name="T7"><text:span text:style-name="T7">Positionner correctement les intitulés des épreuves sur l’infographie, ou seulement remplir le tableau avec ces intitulés.</text:span><text:span text:style-name="T7"/></text:p>
        </text:list-item>
        <text:list-item>
          <text:p text:style-name="P24" loext:marker-style-name="T7"><text:span text:style-name="T7">Chaque intitulé d’épreuve doit être un lien vers un tableau descriptif pour chaque épreuve, plus bas dans la page.</text:span><text:span text:style-name="T7"/></text:p>
        </text:list-item>
        <text:list-item>
          <text:p text:style-name="P24" loext:marker-style-name="T7"><text:span text:style-name="T7">Après chaque tableau descriptif, ajouter un lien vers le haut de la page.</text:span><text:span text:style-name="T7"/></text:p>
        </text:list-item>
        <text:list-item>
          <text:p text:style-name="P25" loext:marker-style-name="T7"><text:span text:style-name="T7">Directement sous l’infographie ou votre tableau coloré des épreuves, insérer un tableau résumant les statistiques du BTS au niveau national et au niveau du lycée VHB sur les 3 dernières années.</text:span><text:span text:style-name="T7"/></text:p>
        </text:list-item>
      </text:list>
      <text:p text:style-name="P4"/>
      <text:p text:style-name="P16" loext:marker-style-name="T4"><text:soft-page-break/><text:span text:style-name="T4">Sujet 6 – Présentation des salles de classe **</text:span><text:span text:style-name="T4"/></text:p>
      <text:list text:style-name="WWNum10">
        <text:list-item>
          <text:p text:style-name="P26" loext:marker-style-name="T8"><text:span text:style-name="T8">Former un tableau en haut de page en guise de plan. Certains éléments seront vides (couloir), les autres comporteront le numéro de la salle.</text:span><text:span text:style-name="T8"/></text:p>
        </text:list-item>
        <text:list-item>
          <text:p text:style-name="P26" loext:marker-style-name="T8"><text:span text:style-name="T8">Chaque numéro de salle du tableau précédent est un lien interne pointant vers une ancre située au niveau de la description de la salle.</text:span><text:span text:style-name="T8"/></text:p>
        </text:list-item>
        <text:list-item>
          <text:p text:style-name="P26" loext:marker-style-name="T8"><text:span text:style-name="T8">Description de chaque salle sous forme d’un tableau :</text:span><text:span text:style-name="T8"/></text:p>
          <text:list>
            <text:list-item>
              <text:p text:style-name="P26" loext:marker-style-name="T8"><text:span text:style-name="T8">photographie de la salle : miniature limitée à 25 % de la largeur de la section, lien cliquable pointant vers le fichier de la photo affiché en plein écran,</text:span><text:span text:style-name="T8"/></text:p>
            </text:list-item>
            <text:list-item>
              <text:p text:style-name="P26" loext:marker-style-name="T8"><text:span text:style-name="T8">répartition d’occupation entre SIO1, SIO2, SLAM ou SISR,</text:span><text:span text:style-name="T8"/></text:p>
            </text:list-item>
            <text:list-item>
              <text:p text:style-name="P26" loext:marker-style-name="T8"><text:span text:style-name="T8">nombre de </text:span><text:span text:style-name="T7">postes</text:span><text:span text:style-name="T8">,</text:span></text:p>
            </text:list-item>
            <text:list-item>
              <text:p text:style-name="P26" loext:marker-style-name="T8"><text:span text:style-name="T8">nombre de places devant une table simple, s</text:span><text:span text:style-name="T7">ans poste</text:span><text:span text:style-name="T8">,</text:span></text:p>
            </text:list-item>
            <text:list-item>
              <text:p text:style-name="P26" loext:marker-style-name="T8"><text:span text:style-name="T8">configuration des postes, armoire de brassage et autres équipements si présents.</text:span><text:span text:style-name="T8"/></text:p>
            </text:list-item>
          </text:list>
        </text:list-item>
        <text:list-item>
          <text:p text:style-name="P26" loext:marker-style-name="T8"><text:span text:style-name="T8">A la suite du tableau, un lien interne renvoie au haut de page / plan des salles.</text:span><text:span text:style-name="T8"/></text:p>
        </text:list-item>
      </text:list>
      <text:p text:style-name="P27" loext:marker-style-name="T4"><text:span text:style-name="T4">Sujet 7 – Présentation des équipements et locaux techniques ***</text:span><text:span text:style-name="T4"/></text:p>
      <text:list text:style-name="WWNum2">
        <text:list-item>
          <text:p text:style-name="P28" loext:marker-style-name="T8"><text:span text:style-name="T8">Reprendre le schéma du réseau SIO jusqu’au pare-feu inclus, sans le texte (légendes). Schéma sous forme de fichier png, centré et occupant 80 % de la largeur de la section.</text:span><text:span text:style-name="T8"/></text:p>
        </text:list-item>
        <text:list-item>
          <text:p text:style-name="P28" loext:marker-style-name="T8"><text:span text:style-name="T8">Ajouter comme légende sous chaque élément du schéma des liens HTML :</text:span><text:span text:style-name="T8"/></text:p>
          <text:list>
            <text:list-item>
              <text:p text:style-name="P28" loext:marker-style-name="T8"><text:span text:style-name="T8">positionnement relatif au schéma, exprimé en % du fichier png, afin qu’il suive le redimensionnement du schéma,</text:span><text:span text:style-name="T8"/></text:p>
            </text:list-item>
            <text:list-item>
              <text:p text:style-name="P28" loext:marker-style-name="T8"><text:span text:style-name="T8">chaque légende est un lien interne pointant vers une ancre située au niveau de la description de chaque élément.</text:span><text:span text:style-name="T8"/></text:p>
            </text:list-item>
          </text:list>
        </text:list-item>
        <text:list-item>
          <text:p text:style-name="P29" loext:marker-style-name="T8">Description de chaque élément sous forme de tableau :</text:p>
        </text:list-item>
        <text:list-item>
          <text:p text:style-name="P29" loext:marker-style-name="T8"/>
          <text:list>
            <text:list-item>
              <text:p text:style-name="P28" loext:marker-style-name="T8"><text:span text:style-name="T8">photographie de l’élément en miniature à gauche, occupant 15 % de la largeur de la section, format carré. La miniature est aussi un lien cliquable envoyant vers le fichier de la photo, visible en plein écran ;</text:span><text:span text:style-name="T8"/></text:p>
            </text:list-item>
            <text:list-item>
              <text:p text:style-name="P28" loext:marker-style-name="T8"><text:span text:style-name="T8">texte descriptif de l’élément à droite.</text:span><text:span text:style-name="T8"/></text:p>
            </text:list-item>
          </text:list>
        </text:list-item>
        <text:list-item>
          <text:p text:style-name="P28" loext:marker-style-name="T8"><text:span text:style-name="T8">Lien interne renvoyant au haut de page / schéma du réseau.</text:span><text:span text:style-name="T8"/></text:p>
        </text:list-item>
      </text:list>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OpenSymbol" svg:font-family="OpenSymbol" style:font-family-generic="swiss"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fr" fo:country="FR" style:letter-kerning="false" style:font-name-asian="Calibri2" style:font-size-asian="11pt" style:language-asian="fr" style:country-asian="FR" style:font-name-complex="Calibri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fr" fo:country="FR" style:letter-kerning="false" style:font-name-asian="Calibri2" style:font-size-asian="11pt" style:language-asian="fr" style:country-asian="FR"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text-align="start" style:justify-single-word="false" fo:orphans="2" fo:widows="2" fo:hyphenation-ladder-count="no-limit" fo:hyphenation-keep="auto" loext:hyphenation-keep-type="column" style:vertical-align="baseline" style:writing-mode="lr-tb"/>
      <style:text-properties style:language-asian="en" style:country-asian="US" style:font-name-complex="Times New Roman" style:font-family-complex="'Times New Roman'"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LO-normal"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LO-norma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LO-norma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LO-normal" style:next-style-name="LO-normal" style:default-outline-level="1" style:list-style-name="" style:class="chapter">
      <style:paragraph-properties fo:margin-top="0.423cm" fo:margin-bottom="0cm" style:contextual-spacing="false" fo:keep-together="always"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system" style:font-pitch-asian="variable" style:font-size-asian="16pt" style:font-size-complex="16pt"/>
    </style:style>
    <style:style style:name="Heading_20_2" style:display-name="Heading 2" style:family="paragraph" style:parent-style-name="LO-normal" style:next-style-name="LO-normal" style:default-outline-level="2" style:list-style-name="" style:class="chapter">
      <style:paragraph-properties fo:margin-top="0.071cm" fo:margin-bottom="0cm" style:contextual-spacing="false" fo:keep-together="always"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system" style:font-pitch-asian="variable" style:font-size-asian="13pt" style:font-size-complex="13pt"/>
    </style:style>
    <style:style style:name="Heading_20_3" style:display-name="Heading 3" style:family="paragraph" style:parent-style-name="LO-normal" style:next-style-name="LO-normal" style:default-outline-level="3" style:list-style-name="" style:class="chapter">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default-outline-level="4" style:list-style-name="" style:class="chapter">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5" style:list-style-name="" style:class="chapter">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LO-normal" style:next-style-name="LO-normal" style:default-outline-level="6" style:list-style-name="" style:class="chapter">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LO-normal" style:next-style-name="Text_20_body" style:class="chapter">
      <style:paragraph-properties fo:margin-top="0.423cm" fo:margin-bottom="0cm" style:contextual-spacing="false" fo:line-height="100%"/>
      <style:text-properties style:font-name="Calibri Light" fo:font-family="'Calibri Light'" style:font-family-generic="swiss" style:font-pitch="variable" fo:font-size="16pt" fo:letter-spacing="-0.018cm" style:letter-kerning="true" style:font-name-asian="Times New Roman" style:font-family-asian="'Times New Roman'" style:font-family-generic-asian="system" style:font-pitch-asian="variable" style:font-size-asian="16pt" style:font-size-complex="16pt"/>
    </style:style>
    <style:style style:name="LO-normal" style:family="paragraph">
      <style:paragraph-properties fo:margin-top="0cm" fo:margin-bottom="0.282cm" style:contextual-spacing="false" fo:line-height="105%" fo:text-align="start" style:justify-single-word="false" fo:orphans="2" fo:widows="2" style:writing-mode="lr-tb"/>
      <style:text-properties style:language-asian="zh" style:country-asian="CN" style:language-complex="hi" style:country-complex="IN"/>
    </style:style>
    <style:style style:name="List_20_Paragraph" style:display-name="List Paragraph" style:family="paragraph" style:parent-style-name="LO-normal">
      <style:paragraph-properties fo:margin-left="1.27cm"/>
    </style:style>
    <style:style style:name="En-tête_20_et_20_pied_20_de_20_page" style:display-name="En-tête et pied de page" style:family="paragraph" style:parent-style-name="LO-normal"/>
    <style:style style:name="Header_20_and_20_Footer" style:display-name="Header and Footer" style:family="paragraph" style:parent-style-name="Standard" style:class="extra"/>
    <style:style style:name="Header" style:family="paragraph" style:parent-style-name="LO-norma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LO-normal"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Subtitle" style:family="paragraph" style:parent-style-name="Standard" style:next-style-name="Standard"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Normal0" style:family="paragraph">
      <style:paragraph-properties fo:margin-top="0cm" fo:margin-bottom="0.282cm" style:contextual-spacing="false" fo:line-height="105%" fo:text-align="start" style:justify-single-word="false" fo:orphans="2" fo:widows="2" fo:hyphenation-ladder-count="no-limit" fo:hyphenation-keep="auto" loext:hyphenation-keep-type="column" style:vertical-align="baseline" style:writing-mode="lr-tb"/>
      <style:text-properties style:language-asian="en" style:country-asian="US" style:font-name-complex="Times New Roman" style:font-family-complex="'Times New Roman'"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Titre_20_Car" style:display-name="Titre C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Lien_20_Internet" style:display-name="Lien Internet"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Mention_20_non_20_résolue1" style:display-name="Mention non résolue1" style:family="text" style:parent-style-name="Default_20_Paragraph_20_Font">
      <style:text-properties fo:color="#605e5c" loext:opacity="100%" fo:background-color="#e1dfd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en_20_Internet_20_visité" style:display-name="Lien Internet visité" style:family="text">
      <style:text-properties fo:color="#800000" loext:opacity="100%" style:text-underline-style="solid" style:text-underline-width="auto" style:text-underline-color="font-color"/>
    </style:style>
    <style:style style:name="Puces" style:family="text">
      <style:text-properties style:font-name="OpenSymbol" fo:font-family="OpenSymbol" style:font-family-generic="swis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5" style:display-name="ListLabel 6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6" style:display-name="ListLabel 6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7" style:display-name="ListLabel 6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8" style:display-name="ListLabel 6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9" style:display-name="ListLabel 6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0" style:display-name="ListLabel 7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1" style:display-name="ListLabel 7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2" style:display-name="ListLabel 7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000000" loext:opacity="100%"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dark1" loext:color-type="theme"/>
      </style:text-properties>
    </style:style>
    <style:style style:name="ListLabel_20_92" style:display-name="ListLabel 92" style:family="text">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cm" fo:margin-left="1.281cm"/>
        </style:list-level-properties>
        <style:text-properties fo:font-family="'Noto Sans Symbol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LO-normal">
      <style:paragraph-properties fo:margin-right="1.459cm" fo:margin-top="0cm" fo:margin-bottom="0cm" style:contextual-spacing="false" fo:line-height="100%" fo:padding-left="0cm" fo:padding-right="0cm" fo:padding-top="0cm" fo:padding-bottom="0.035cm" fo:border-left="none" fo:border-right="none" fo:border-top="none" fo:border-bottom="0.51pt solid #000000">
        <style:tab-stops>
          <style:tab-stop style:position="8.502cm" style:type="center"/>
          <style:tab-stop style:position="17.002cm" style:type="right"/>
        </style:tab-stops>
      </style:paragraph-properties>
    </style:style>
    <style:style style:name="MP2" style:family="paragraph" style:parent-style-name="LO-normal">
      <style:paragraph-properties fo:margin-top="0cm" fo:margin-bottom="0cm" style:contextual-spacing="false" fo:line-height="100%">
        <style:tab-stops>
          <style:tab-stop style:position="8.001cm" style:type="center"/>
          <style:tab-stop style:position="16.002cm" style:type="right"/>
        </style:tab-stops>
      </style:paragraph-properties>
      <style:text-properties fo:color="#000000" loext:opacity="100%"/>
    </style:style>
    <style:style style:name="MP3" style:family="paragraph" style:parent-style-name="LO-normal">
      <style:paragraph-properties fo:margin-top="0cm" fo:margin-bottom="0cm" style:contextual-spacing="false" fo:line-height="100%" fo:text-align="center" style:justify-single-word="false" fo:padding-left="0cm" fo:padding-right="0cm" fo:padding-top="0.035cm" fo:padding-bottom="0cm" fo:border-left="none" fo:border-right="none" fo:border-top="0.51pt solid #000000" fo:border-bottom="none">
        <style:tab-stops>
          <style:tab-stop style:position="8.001cm" style:type="center"/>
          <style:tab-stop style:position="16.002cm" style:type="right"/>
        </style:tab-stops>
      </style:paragraph-properties>
    </style:style>
    <style:style style:name="MT1" style:family="text">
      <style:text-properties fo:color="#000000" loext:opacity="100%" fo:font-weight="bold" style:font-weight-asian="bold"/>
    </style:style>
    <style:style style:name="MT2" style:family="text">
      <style:text-properties fo:color="#000000" loext:opacity="100%"/>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STS-SIO1<text:tab/>AP1-1-SiteSIOVHB<text:tab/>M3 – Nouvelles pages</text:span><text:span text:style-name="MT1"/></text:p>
        <text:p text:style-name="MP2" loext:marker-style-name="MT2"/>
      </style:header>
      <style:footer>
        <text:p text:style-name="MP3"><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nnie Baraban</meta:initial-creator>
    <meta:editing-cycles>11</meta:editing-cycles>
    <meta:creation-date>2020-09-16T13:57:00</meta:creation-date>
    <dc:date>2025-09-11T17:27:52.674356500</dc:date>
    <meta:generator>LibreOffice/25.2.5.2$Windows_X86_64 LibreOffice_project/03d19516eb2e1dd5d4ccd751a0d6f35f35e08022</meta:generator>
    <meta:editing-duration>PT3H20M4S</meta:editing-duration>
    <meta:document-statistic meta:table-count="1" meta:image-count="0" meta:object-count="0" meta:page-count="4" meta:paragraph-count="98" meta:word-count="1269" meta:character-count="7621" meta:non-whitespace-character-count="6487"/>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